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2512" officeooo:paragraph-rsid="00112512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12512" officeooo:paragraph-rsid="00112512"/>
    </style:style>
    <style:style style:name="P3" style:family="paragraph" style:parent-style-name="Standard">
      <style:paragraph-properties fo:text-align="justify" style:justify-single-word="false"/>
      <style:text-properties officeooo:rsid="001461e9" officeooo:paragraph-rsid="001461e9"/>
    </style:style>
    <style:style style:name="P4" style:family="paragraph" style:parent-style-name="Standard">
      <style:paragraph-properties fo:text-align="justify" style:justify-single-word="false"/>
      <style:text-properties officeooo:rsid="001461e9" officeooo:paragraph-rsid="00112512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1461e9" officeooo:paragraph-rsid="001461e9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12512" officeooo:paragraph-rsid="0011251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3pt" fo:font-weight="bold" officeooo:rsid="001461e9" officeooo:paragraph-rsid="001461e9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3pt" fo:font-weight="bold" officeooo:rsid="00112512" officeooo:paragraph-rsid="00112512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6283b" officeooo:paragraph-rsid="0016283b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6283b" officeooo:paragraph-rsid="0016283b"/>
    </style:style>
    <style:style style:name="T1" style:family="text">
      <style:text-properties officeooo:rsid="0011599a"/>
    </style:style>
    <style:style style:name="T2" style:family="text">
      <style:text-properties officeooo:rsid="001461e9"/>
    </style:style>
    <style:style style:name="T3" style:family="text">
      <style:text-properties officeooo:rsid="00112512"/>
    </style:style>
    <style:style style:name="T4" style:family="text">
      <style:text-properties officeooo:rsid="0016283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599a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1599a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s propuestos de estructuras cíclicas</text:p>
      <text:p text:style-name="P1"/>
      <text:p text:style-name="P7">Números factoriales</text:p>
      <text:p text:style-name="P3"/>
      <text:p text:style-name="P3">Los números factoriales representan multiplicaciones de números hasta un determinado valor k, son empleados en diferentes situaciones como el uso de combinatorias o productorias para determinar las probabilidades de eventos.</text:p>
      <text:p text:style-name="P3"/>
      <text:p text:style-name="P3">Por definición, se define factorial de n tal que:</text:p>
      <text:p text:style-name="P3"/>
      <text:p text:style-name="P5">n! = 1 x 2 x 3 x … x n-1 x n</text:p>
      <text:p text:style-name="P5"/>
      <text:p text:style-name="P1"><text:span text:style-name="T2">Se solicita d</text:span>iseñar e implementar un programa que permita estimar el factorial de un número. <text:span text:style-name="T2">Tenga en consideración el ingreso de sólo números positivos y que el factorial de 0 es 1.</text:span></text:p>
      <text:p text:style-name="P1"/>
      <text:p text:style-name="P7">Potencias</text:p>
      <text:p text:style-name="P3"/>
      <text:p text:style-name="P3">Las potencias se definen como una operación matemática que facilita el estudio de crecimientos exponencias en comportamientos de poblaciones. Se solicita d<text:span text:style-name="T3">iseñar e implementar un programa que permita obtener la potencia de un número. </text:span>Importante, no debe utilizar las librerías habilitadas de python para desarrollar estos cálculos.</text:p>
      <text:p text:style-name="P1"/>
      <text:p text:style-name="P7">Figuras y Formas</text:p>
      <text:p text:style-name="P3"/>
      <text:p text:style-name="P3">El desarrollo de figuras y formas empleando códico ASCII siempre ha sido un desafío importante para todo programador. A medida que ha pasado el tiempo estos desarrollos siguen siendo parte de la formación del alumno, ayudándolo a comprender las estructuras ciclicas y cómo trabajar con ellas.</text:p>
      <text:p text:style-name="P3"/>
      <text:p text:style-name="P3">Teniendo consideración su actual formación, se les solicita implementar una pirámide definida por un caracter en particular y una altura. A modo de ejemplo se observa a continuación una pirámide de altura h=5 y caracter “A”.</text:p>
      <text:p text:style-name="P3"/>
      <text:p text:style-name="P1">A</text:p>
      <text:p text:style-name="P1">AA</text:p>
      <text:p text:style-name="P1">AAA</text:p>
      <text:p text:style-name="P1">AAAA</text:p>
      <text:p text:style-name="P1">AAAAA</text:p>
      <text:p text:style-name="P4"/>
      <text:p text:style-name="P3">De manera análoga al ejemplo anterior, <text:span text:style-name="T4">se les solicita adaptar el script para incluir las siguientes formas:</text:span></text:p>
      <text:p text:style-name="P1"/>
      <text:p text:style-name="P9">AAAAA</text:p>
      <text:p text:style-name="P1"><text:s text:c="3"/>AAAA</text:p>
      <text:p text:style-name="P1"><text:s text:c="6"/>AAA</text:p>
      <text:p text:style-name="P1"><text:s text:c="9"/>AA</text:p>
      <text:p text:style-name="P1"><text:s text:c="11"/>A</text:p>
      <text:p text:style-name="P1"/>
      <text:p text:style-name="P1"/>
      <text:p text:style-name="P9"><text:soft-page-break/><text:s text:c="12"/>A <text:s/></text:p>
      <text:p text:style-name="P9"><text:s text:c="9"/>AA</text:p>
      <text:p text:style-name="P9"><text:s text:c="6"/>AAA</text:p>
      <text:p text:style-name="P9"><text:s text:c="3"/>AAAA</text:p>
      <text:p text:style-name="P9">AAAAA</text:p>
      <text:p text:style-name="P9"/>
      <text:p text:style-name="P9">AAAAA</text:p>
      <text:p text:style-name="P9">AAAA</text:p>
      <text:p text:style-name="P9">AAA</text:p>
      <text:p text:style-name="P9">AA</text:p>
      <text:p text:style-name="P9">A</text:p>
      <text:p text:style-name="P9"/>
      <text:p text:style-name="P8">Observaciones</text:p>
      <text:p text:style-name="P1"/>
      <text:list xml:id="list1047426368448914222" text:style-name="L1">
        <text:list-item>
          <text:p text:style-name="P2"><text:span text:style-name="T4">Se solicita f</text:span>ormar parejas para desarrollar los ejercicios, <text:span text:style-name="T4">en caso de que un alumno quede sólo, puede unirse a un grupo, también tiene la opción de trabajar de manera individual. </text:span></text:p>
          <text:p text:style-name="P2"/>
        </text:list-item>
        <text:list-item>
          <text:p text:style-name="P10">Pueden hacer todas las preguntas que estimen convenientes a través de las vías establecidas.</text:p>
          <text:p text:style-name="P2"/>
        </text:list-item>
        <text:list-item>
          <text:p text:style-name="P2">Entregarlos en una carpeta comprimida en formato zip <text:span text:style-name="T4">con nombre de carpeta que indique los miembros del equipo, </text:span>al correo <text:a xlink:type="simple" xlink:href="mailto:david.medina@cebib.cl" text:style-name="Internet_20_link" text:visited-style-name="Visited_20_Internet_20_Link">david.medina@cebib.cl</text:a> hasta las <text:span text:style-name="T7">23:59 del día </text:span><text:span text:style-name="T8">lunes 24/05.</text:span><text:span text:style-name="T7"> </text:span></text:p>
        </text:list-item>
      </text:list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4:54:13.056051834</meta:creation-date>
    <dc:date>2021-05-14T07:58:37.044858897</dc:date>
    <meta:editing-duration>PT9H14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339" meta:character-count="2120" meta:non-whitespace-character-count="1758"/>
  </office:meta>
</office:document-meta>
</file>